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monstration de l'utilisation d'une variable</text:p>
      <text:p text:style-name="P1">passée en paramètre de la requête HTTP</text:p>
      <text:p text:style-name="P1"/>
      <text:p text:style-name="P2">Numéro de dossier :<text:span text:style-name="T1"> ${params.numDossier[0]}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oît Courtine</meta:initial-creator>
    <meta:creation-date>2010-10-14T12:24:41.43</meta:creation-date>
    <dc:date>2010-10-23T13:43:14</dc:date>
    <dc:creator>Benoît Courtine</dc:creator>
    <meta:editing-duration>PT00H39M24S</meta:editing-duration>
    <meta:editing-cycles>13</meta:editing-cycles>
    <meta:generator>OpenOffice.org/3.2$Unix OpenOffice.org_project/320m18$Build-9502</meta:generator>
    <meta:document-statistic meta:table-count="0" meta:image-count="0" meta:object-count="0" meta:page-count="1" meta:paragraph-count="3" meta:word-count="17" meta:character-count="126"/>
  </office:meta>
</office:document-meta>
</file>